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4896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3229in"/>
    </style:style>
    <style:style style:name="Table1.A1" style:family="table-cell">
      <style:table-cell-properties style:vertical-align="middle" fo:padding="0.0194in" fo:border-left="0.0139in solid #808080" fo:border-right="none" fo:border-top="0.0139in solid #808080" fo:border-bottom="0.0139in solid #808080"/>
    </style:style>
    <style:style style:name="Table1.B1" style:family="table-cell">
      <style:table-cell-properties style:vertical-align="middle" fo:padding="0.0194in" fo:border="0.0139in solid #808080"/>
    </style:style>
    <style:style style:name="Table1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1.B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akaoPGothic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fo:line-height="114%" style:writing-mode="lr-tb"/>
    </style:style>
    <style:style style:name="P7" style:family="paragraph" style:parent-style-name="Text_20_body">
      <style:paragraph-properties fo:margin-left="0in" fo:margin-right="0in" fo:margin-top="0in" fo:margin-bottom="0in" fo:line-height="114%" fo:text-indent="0.5in" style:auto-text-indent="false" style:writing-mode="lr-tb"/>
    </style:style>
    <style:style style:name="P8" style:family="paragraph" style:parent-style-name="Text_20_body">
      <style:paragraph-properties fo:margin-left="0in" fo:margin-right="0in" fo:margin-top="0in" fo:margin-bottom="0in" fo:line-height="114%" fo:text-indent="0.5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fo:line-height="114%" fo:text-indent="0.5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fo:line-height="114%" fo:text-indent="0.5in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.5in" fo:margin-right="0in" fo:margin-top="0in" fo:margin-bottom="0in" fo:line-height="114%" fo:text-indent="0in" style:auto-text-indent="false" style:writing-mode="lr-tb"/>
    </style:style>
    <style:style style:name="P13" style:family="paragraph" style:parent-style-name="Text_20_body">
      <style:paragraph-properties fo:margin-left="0.5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left="0.5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.5in" fo:margin-right="0in" fo:margin-top="0in" fo:margin-bottom="0in" fo:line-height="114%" fo:text-indent="0.5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.5in" fo:margin-right="0in" fo:margin-top="0in" fo:margin-bottom="0in" fo:line-height="114%" fo:text-indent="0.5in" style:auto-text-indent="false" fo:break-before="pag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in" fo:margin-right="0in" fo:margin-top="0in" fo:margin-bottom="0in" fo:line-height="114%" fo:text-indent="0in" style:auto-text-indent="false" fo:break-before="pag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break-before="page"/>
      <style:text-properties style:font-name="Arial"/>
    </style:style>
    <style:style style:name="P20" style:family="paragraph" style:parent-style-name="Standard">
      <style:paragraph-properties fo:text-align="start" style:justify-single-word="false"/>
      <style:text-properties style:font-name="TakaoPGothic"/>
    </style:style>
    <style:style style:name="P21" style:family="paragraph" style:parent-style-name="Standard">
      <style:paragraph-properties fo:text-align="center" style:justify-single-word="false"/>
      <style:text-properties style:font-name="TakaoPGothic" fo:font-size="16pt" style:font-size-asian="16pt" style:font-size-complex="16pt"/>
    </style:style>
    <style:style style:name="P22" style:family="paragraph" style:parent-style-name="Standard">
      <style:paragraph-properties fo:text-align="end" style:justify-single-word="false"/>
      <style:text-properties style:font-name="TakaoPGothic"/>
    </style:style>
    <style:style style:name="P23" style:family="paragraph" style:parent-style-name="Standard">
      <style:paragraph-properties fo:text-align="start" style:justify-single-word="false"/>
      <style:text-properties style:font-name="TakaoPGothic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TakaoPGothic"/>
    </style:style>
    <style:style style:name="P25" style:family="paragraph" style:parent-style-name="Table_20_Contents">
      <style:paragraph-properties fo:text-align="start" style:justify-single-word="false" fo:padding="0in" fo:border="none"/>
      <style:text-properties fo:color="#000000" style:font-name="TakaoPGothic"/>
    </style:style>
    <style:style style:name="P26" style:family="paragraph" style:parent-style-name="Table_20_Contents">
      <style:paragraph-properties fo:text-align="start" style:justify-single-word="false"/>
      <style:text-properties style:font-name="TakaoPGothic" fo:font-size="2pt" style:font-size-asian="2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style:font-name="TakaoPGothic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1.25pt" fo:font-style="normal" fo:font-weight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ýsing</text:p>
      <text:p text:style-name="P20"/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Hópur 18</text:p>
          </table:table-cell>
          <table:table-cell table:style-name="Table1.B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5">Einar J. Einarsson</text:p>
          </table:table-cell>
          <table:table-cell table:style-name="Table1.B2" office:value-type="string">
            <text:p text:style-name="P25">eje5@hi.is</text:p>
          </table:table-cell>
        </table:table-row>
        <table:table-row>
          <table:table-cell table:style-name="Table1.A2" office:value-type="string">
            <text:p text:style-name="P25">Oddur Vilhjálmsson</text:p>
          </table:table-cell>
          <table:table-cell table:style-name="Table1.B2" office:value-type="string">
            <text:p text:style-name="P25">odv1@hi.is</text:p>
          </table:table-cell>
        </table:table-row>
        <table:table-row>
          <table:table-cell table:style-name="Table1.A2" office:value-type="string">
            <text:p text:style-name="P25">Össur Ingi Jónsson</text:p>
          </table:table-cell>
          <table:table-cell table:style-name="Table1.B2" office:value-type="string">
            <text:p text:style-name="P25">oij2@hi.is</text:p>
          </table:table-cell>
        </table:table-row>
        <table:table-row>
          <table:table-cell table:style-name="Table1.A2" office:value-type="string">
            <text:p text:style-name="P25">Kristján Gunnarsson</text:p>
          </table:table-cell>
          <table:table-cell table:style-name="Table1.B2" office:value-type="string">
            <text:p text:style-name="P25">krg43@hi.is</text:p>
          </table:table-cell>
        </table:table-row>
        <table:table-row>
          <table:table-cell table:style-name="Table1.A2" office:value-type="string">
            <text:p text:style-name="P25">Snorri Ágúst Snorrason</text:p>
          </table:table-cell>
          <table:table-cell table:style-name="Table1.B2" office:value-type="string">
            <text:p text:style-name="P25">sas55@hi.is</text:p>
          </table:table-cell>
        </table:table-row>
      </table:table>
      <text:p text:style-name="P20"/>
      <text:p text:style-name="P23">Klondike-kapall. Lýsing: </text:p>
      <text:p text:style-name="P2">Markmið spilara er að setja spil stokks í fjóra stafla, þar sem öll spil hvers stafla eru af sömu sort og voru sett þangað í þrepvaxandi<text:note text:id="ftn0" text:note-class="footnote"><text:note-citation>1</text:note-citation><text:note-body><text:p text:style-name="Footnote">"Þrepvaxandi" þýðir að ekki má sleppa þrepi úr röðinni - s.s. ekki má setja áttu ofan á sexu, þó það væri vaxandi röð.</text:p></text:note-body></text:note> röð. Ás flokkast sem lægsta spilið og fyrsta spil hvers stafla verður að vera ás.</text:p>
      <text:p text:style-name="P2">Spil stokks snúa alltaf niður. <text:s/></text:p>
      <text:p text:style-name="P2">Í byrjun leiks eru búnir til sjö bunkar úr efstu spilum stokksins. Bunkarnir eru af stærð 1 til 7 í þrepvaxandi röð frá hægri til vinstri. Spil bunka snúa niður en ef efsta spil bunka snýr niður má snúa því upp. </text:p>
      <text:p text:style-name="P2">Spilari má taka efsta spil stokks og setja á stafla ef það er hægt. Hann má líka setja spilið í annan stafla - svokallaðan ruslastafla. Ef stokkurinn er búinn má endurvinna ruslastaflann, en það þýðir að snúa honum við og endurnota sem stokk.</text:p>
      <text:p text:style-name="P20">Spilarinn má líka setja efsta spilið ofan á einn bunkann, en aðeins ef gildi þess er einum lægra og það er af öðrum lit. T.d. má laufafjarki eingöngu fara ofan á tígul- eða hjartafimmu. Ás má eingöngu fara ofan á tvist af öðrum lit, og kóngur má eingöngu fara ofan á tóman bunka - bunkinn telst ennþá vera til þó að enginn spil séu í honum - spilari má ekki búa til tóma bunka. </text:p>
      <text:p text:style-name="P20">Eftir sömu reglum má spilari færa til efstu spil bunkanna og efstu spil staflanna. </text:p>
      <text:p text:style-name="P20"/>
      <text:p text:style-name="P24">Notendasögur, vægi og tímaþörf þeirra (fundin með planning-poker) eru eftirfarandi: </text:p>
      <text:p text:style-name="P20"/>
      <text:p text:style-name="P1"><text:bookmark text:name="docs-internal-guid-749ebf5b-b75a-68ad-e1ef-cd671ceae0ba"/>Pre-GUI:</text:p>
      <text:p text:style-name="P7"><text:span text:style-name="T2">Terminal(command line)-kapall án reglna</text:span><text:span text:style-name="T3">: </text:span></text:p>
      <text:p text:style-name="P11">Notandi getur spilað kapal án reglna í command promt. S.s. fært spil milli bunka og dregið</text:p>
      <text:p text:style-name="P5">    <text:span text:style-name="T6">Vægi: 10</text:span></text:p>
      <text:p text:style-name="P5">    <text:span text:style-name="T6">Tími: 15</text:span></text:p>
      <text:p text:style-name="Text_20_body"/>
      <text:p text:style-name="P12"><text:span text:style-name="T2">Terminal-kapall með reglum</text:span><text:span text:style-name="T3">:</text:span></text:p>
      <text:p text:style-name="P5">        <text:span text:style-name="T6">Búið að bæta við virkni sem bannar ólöglegar færslur og draganir</text:span></text:p>
      <text:p text:style-name="P5">    <text:span text:style-name="T6">Vægi: 10</text:span></text:p>
      <text:p text:style-name="P5">    <text:span text:style-name="T6">Tími: 18</text:span></text:p>
      <text:p text:style-name="Text_20_body"/>
      <text:p text:style-name="P7"><text:span text:style-name="T2">Terminal-kapall með victory check</text:span><text:span text:style-name="T3">: </text:span></text:p>
      <text:p text:style-name="P11">Kapall endar þegar spilari hefur unnið eða getur ekki unnið (eða, býður upp á að gefast upp)</text:p>
      <text:p text:style-name="P5">    <text:span text:style-name="T6">Vægi: 10</text:span></text:p>
      <text:p text:style-name="P5">    <text:span text:style-name="T6">Tími: 10</text:span></text:p>
      <text:p text:style-name="P5">    </text:p>
      <text:p text:style-name="P6"><text:span text:style-name="T4">    </text:span><text:span text:style-name="T2">Score</text:span><text:span text:style-name="T3">:</text:span></text:p>
      <text:p text:style-name="P5">        <text:span text:style-name="T6">Spilari fær stig fyrir hversu fljótur hann er með kapalinn.</text:span></text:p>
      <text:p text:style-name="P5">    <text:span text:style-name="T6">Vægi: 30</text:span></text:p>
      <text:p text:style-name="P5">    <text:span text:style-name="T6">Tími: 5</text:span></text:p>
      <text:p text:style-name="Text_20_body"/>
      <text:p text:style-name="P6"><text:span text:style-name="T4">    </text:span><text:span text:style-name="T2">Highscore</text:span><text:span text:style-name="T3">:</text:span></text:p>
      <text:p text:style-name="P5">        <text:span text:style-name="T6">Hvert eintak leiksins vistar highscore-lista.</text:span></text:p>
      <text:p text:style-name="P5">    <text:span text:style-name="T6">Vægi: 30</text:span></text:p>
      <text:p text:style-name="P5">    <text:span text:style-name="T6">Tími: 7</text:span></text:p>
      <text:p text:style-name="Text_20_body"/>
      <text:p text:style-name="P6"><text:span text:style-name="T4">    </text:span><text:span text:style-name="T2">Timer</text:span><text:span text:style-name="T3">:</text:span></text:p>
      <text:p text:style-name="P5">        <text:span text:style-name="T6">Leikurinn tekur tímann á hverjum leik.</text:span></text:p>
      <text:p text:style-name="P5">    <text:span text:style-name="T6">Vægi: 30</text:span></text:p>
      <text:p text:style-name="P5">    <text:span text:style-name="T6">Tími: <text:s/>9</text:span></text:p>
      <text:p text:style-name="Text_20_body"/>
      <text:p text:style-name="P6"><text:span text:style-name="T4">    </text:span><text:span text:style-name="T2">Hjálp</text:span><text:span text:style-name="T3">:</text:span></text:p>
      <text:p text:style-name="P5">        <text:span text:style-name="T6">Notandi getur gefið skipun og fengið leiðbeiningar um hvernig á að spila leikinn.</text:span></text:p>
      <text:p text:style-name="P5">    <text:span text:style-name="T6">Vægi: 30</text:span></text:p>
      <text:p text:style-name="P5">    <text:span text:style-name="T6">Tími: 10</text:span></text:p>
      <text:p text:style-name="Text_20_body"/>
      <text:p text:style-name="P5">    </text:p>
      <text:p text:style-name="P5">    </text:p>
      <text:p text:style-name="P4">Post-GUI</text:p>
      <text:p text:style-name="P7"><text:span text:style-name="T2">GUI-kapall án reglna</text:span><text:span text:style-name="T3">:</text:span></text:p>
      <text:p text:style-name="P11">Notandi getur framkvæmt allar drag-and-drop aðgerðir, dregið spil, fært milli <text:soft-page-break/>bunka, osfv    </text:p>
      <text:p text:style-name="P5">    <text:span text:style-name="T6">Vægi:10</text:span></text:p>
      <text:p text:style-name="P5">    <text:span text:style-name="T6">Tími: 17</text:span></text:p>
      <text:p text:style-name="Text_20_body"/>
      <text:p text:style-name="P7"><text:span text:style-name="T2">GUI-kapall með reglum og victory check</text:span><text:span text:style-name="T3">:</text:span></text:p>
      <text:p text:style-name="P15">Búið að tengja reglurnar úr Terminal-kapli við GUIið</text:p>
      <text:p text:style-name="P5">    <text:span text:style-name="T6">Vægi:10</text:span></text:p>
      <text:p text:style-name="P5">    <text:span text:style-name="T6">Tími: 13</text:span></text:p>
      <text:p text:style-name="Text_20_body"/>
      <text:p text:style-name="P6"><text:span text:style-name="T4">    </text:span><text:span text:style-name="T2">Aukatakkar:</text:span></text:p>
      <text:p text:style-name="P5">        <text:span text:style-name="T6">Takkar sem opna hjálp, sýna highscore og exit.</text:span></text:p>
      <text:p text:style-name="P5">    <text:span text:style-name="T6">Vægi:30</text:span></text:p>
      <text:p text:style-name="P5">    <text:span text:style-name="T6">Tími:10</text:span></text:p>
      <text:p text:style-name="Text_20_body"/>
      <text:p text:style-name="P4">Auka: </text:p>
      <text:p text:style-name="P7"><text:span text:style-name="T2">Mörg stokkaútlit</text:span><text:span text:style-name="T3">:</text:span></text:p>
      <text:p text:style-name="P15">Notandi getur skipt milli nokkurra útlita á stokki</text:p>
      <text:p text:style-name="P5">    <text:span text:style-name="T6">Vægi:40 </text:span></text:p>
      <text:p text:style-name="P5">    <text:span text:style-name="T6">Tími:10</text:span></text:p>
      <text:p text:style-name="Text_20_body"/>
      <text:p text:style-name="P4">Auka - Tillögur:</text:p>
      <text:p text:style-name="P12"><text:span text:style-name="T2">Hlaða eigin stokkaútliti</text:span><text:span text:style-name="T3">:</text:span></text:p>
      <text:p text:style-name="P13">    <text:span text:style-name="T6">Notandi getur bent forritinu á möppu með myndum - merktum eftir leiðbeiningum - sem forritið notar sem útlit. Ef notandi sleppir einhverjum myndum/spilum notar forritið default myndir í þeirra stað.</text:span></text:p>
      <text:p text:style-name="P14">Vægi: 50</text:p>
      <text:p text:style-name="P14">Tími: 13</text:p>
      <text:p text:style-name="Text_20_body"/>
      <text:p text:style-name="P12"><text:span text:style-name="T2">Victory Animation</text:span><text:span text:style-name="T3">: </text:span></text:p>
      <text:p text:style-name="P15">Eitthvað nett animation þegar notandi sigrar.</text:p>
      <text:p text:style-name="P8">Vægi: 40</text:p>
      <text:p text:style-name="P5">    <text:tab/><text:span text:style-name="T6">Tími:13</text:span></text:p>
      <text:p text:style-name="Text_20_body"/>
      <text:p text:style-name="P9">2-player:</text:p>
      <text:p text:style-name="P15">Turn based. Spilari 1 vinnur ef hjarta og tígull bunkarnir eru fullir. Spilari 2 vinnur ef spaði og lauf eru fullir (hvert turn hefur tímahámark  - ef spilari fellur á tíma má hinn gera tvisvar í röð). </text:p>
      <text:p text:style-name="P11">Eða spilararnir hafa sitthvort borðið en mega taka úr borði hins (þó ekki stokki eða endastöðum).</text:p>
      <text:p text:style-name="P8">Vægi: 50</text:p>
      <text:p text:style-name="P8">Tími: 18 </text:p>
      <text:p text:style-name="Text_20_body"/>
      <text:p text:style-name="P9">Multiplayer:</text:p>
      <text:p text:style-name="P11">Hver spilar á sinni tölvu. Þeir sem hafa samtals x-færri spil á endastað en sá sem hefur flest (munurinn er alltaf vel sýnilegur) í meira en mínútu detta úr leik. Sá sem er síðastur eftir eða klárar fyrst vinnur. </text:p>
      <text:p text:style-name="P5"><text:soft-page-break/>    <text:tab/><text:span text:style-name="T6">Vægi: 50</text:span></text:p>
      <text:p text:style-name="P5">    <text:tab/><text:span text:style-name="T6">Tími: 30</text:span></text:p>
      <text:p text:style-name="Text_20_body"/>
      <text:p text:style-name="P9">Forstokkun</text:p>
      <text:p text:style-name="P15">Hægt er að kveikja á “pattvörn” þannig að forritið stokkar ekki beint, heldur velur random stokk úr gagnagrunni stokka sem er hægt að vinna með (eða, ef það reynist auðveldara að forrita það - stokkar stokk eftir reglum sem útiloka stokk sem ekki er hægt að vinna með (stokkunaralgóritmar eru ekki flóknir samt btw))</text:p>
      <text:p text:style-name="P15">Önnur útfærsla á þessari hugmynd er að notandi getur valið sérstaklega erfiða eða létta stokka.</text:p>
      <text:p text:style-name="P5">    <text:span text:style-name="T6">Vægi: 50</text:span></text:p>
      <text:p text:style-name="P5">    <text:span text:style-name="T6">Tími: 15</text:span></text:p>
      <text:p text:style-name="Text_20_body"/>
      <text:p text:style-name="P6"><text:span text:style-name="T4">    </text:span><text:span text:style-name="T2">Svindl</text:span></text:p>
      <text:p text:style-name="P15">Notandi má svindla - t.d. draga spil undan stokki sem er með “face-up” spili á. En er grimmilega refsað í stigagjöfinni.</text:p>
      <text:p text:style-name="P14">Vægi: 30</text:p>
      <text:p text:style-name="P14">Tími: 7</text:p>
      <text:p text:style-name="P14"/>
      <text:p text:style-name="P14"/>
      <text:p text:style-name="P14"/>
      <text:p text:style-name="P18">Verkþættir: </text:p>
      <text:p text:style-name="P17"><text:tab/><text:bookmark text:name="docs-internal-guid-749ebf5b-b763-a001-c2b7-b37491e5d630"/>Verkþættir: </text:p>
      <text:p text:style-name="P7"><text:span text:style-name="T2">Terminal-kapall án reglna</text:span><text:span text:style-name="T3">: </text:span></text:p>
      <text:p text:style-name="P15">1. Ákveða grunn-klasa og klasastrúktúr. Skrifa þá klasa (Tími: 3)</text:p>
      <text:p text:style-name="P15">2. Skrifa prototypes (tóm föll) fyrir öll mikilvæg föll og ákveða hvar þau eiga að vera og heita. Skrifa sem mest af for og eftir skilyrði  (Tími: 2)</text:p>
      <text:p text:style-name="P15">3. Skrifa þau föll sem þarf fyrir kapal án reglna. (Hafa samt föllin sem tékka á reglum með. Þau eiga að vera til sem prototypes)  (Tími: 6)</text:p>
      <text:p text:style-name="P15">4. Skrifa terminal-samskipti sem eru nauðsynleg (Tími: 4)</text:p>
      <text:p text:style-name="Text_20_body"/>
      <text:p text:style-name="P12"><text:span text:style-name="T2">Terminal-kapall með reglum</text:span><text:span text:style-name="T3">:</text:span></text:p>
      <text:p text:style-name="P13">    <text:span text:style-name="T6">1. Skrifa föllin sem tékka á reglum (Tími: 8)</text:span></text:p>
      <text:p text:style-name="P10">    <text:span text:style-name="T6">2. Gera unittest (Tími: 5)</text:span></text:p>
      <text:p text:style-name="P10">    <text:span text:style-name="T6">3. Skrifa terminal-samskipti (Tími: 5)</text:span></text:p>
      <text:p text:style-name="Text_20_body"/>
      <text:p text:style-name="P7"><text:span text:style-name="T2">Terminal-kapall með victory check</text:span><text:span text:style-name="T3">: </text:span></text:p>
      <text:p text:style-name="P15">1. Skrifa victory check fallið (Tími: 2)</text:p>
      <text:p text:style-name="P15">2. Skrifa loss-ceck fallið (Tími: 2)</text:p>
      <text:p text:style-name="P15">2. Gera Unittest (Tími: 4)</text:p>
      <text:p text:style-name="P15">3. Skrifa terminal - samskipti: Hamingjuóskir/Skammaryrði. Bjóða að spila aftur. (Tími: 2)</text:p>
      <text:p text:style-name="P5"> <text:tab/>   </text:p>
      <text:p text:style-name="P6"><text:span text:style-name="T4"><text:tab/>    </text:span><text:span text:style-name="T2">Score</text:span><text:span text:style-name="T3">:</text:span></text:p>
      <text:p text:style-name="P5"><text:tab/>        <text:span text:style-name="T6">1. Ákveða hvernig stigin eru talin. (Tími: 2)</text:span></text:p>
      <text:p text:style-name="P5"><text:tab/>        <text:span text:style-name="T6">2. Skrifa texta um þær reglur fyrir “Hjálp”. (Tími: 1)</text:span></text:p>
      <text:p text:style-name="P5"><text:tab/>        <text:span text:style-name="T6">3. Bæta við terminal-samskipti. (Tími: 2)</text:span></text:p>
      <text:p text:style-name="Text_20_body"/>
      <text:p text:style-name="P6"><text:span text:style-name="T4"><text:tab/>    </text:span><text:span text:style-name="T2">Highscore</text:span><text:span text:style-name="T3">:</text:span></text:p>
      <text:p text:style-name="P5"><text:tab/>        <text:span text:style-name="T6">1. Implementar hvernig forritið geymir listann, uppfærir og sýnir. (Tími: 4)</text:span></text:p>
      <text:p text:style-name="P14"><text:s text:c="7"/>2. Bæta við Terminal-samskipti. Skipun um að sjá listann og “notification” um ef maður kemst á hann ásamt beiðni um nafn. (Tími: 3)</text:p>
      <text:p text:style-name="Text_20_body"/>
      <text:p text:style-name="P6"><text:span text:style-name="T4"><text:tab/>    </text:span><text:span text:style-name="T2">Timer</text:span><text:span text:style-name="T3">:</text:span></text:p>
      <text:p text:style-name="P5"><text:tab/>        <text:span text:style-name="T6">1. Forrita tímatökuna. (Tími: 3)</text:span></text:p>
      <text:p text:style-name="P5"><text:tab/>        <text:span text:style-name="T6">2. Sýna tímann í terminal-spilun (Tími: 2)</text:span></text:p>
      <text:p text:style-name="P5"><text:tab/>        <text:span text:style-name="T6">3. Mögulega bæta við sem dálk í highscore listann? (Tími: 4)</text:span></text:p>
      <text:p text:style-name="Text_20_body"/>
      <text:p text:style-name="P6"><text:span text:style-name="T4"><text:tab/>    </text:span><text:span text:style-name="T2">Hjálp</text:span><text:span text:style-name="T3">:</text:span></text:p>
      <text:p text:style-name="P5"><text:tab/>        <text:span text:style-name="T6">1. Skrifa texta sem útskýrir helstu skipanir og reglur. (Tími: 2)</text:span></text:p>
      <text:p text:style-name="P5"><text:tab/>        <text:span text:style-name="T6">2. Gera skýringarmyndir (fyrir GUI hjálpina, seinna) (Tími: 3)</text:span></text:p>
      <text:p text:style-name="P17"><text:tab/> <text:s text:c="7"/>3. Gera terminal skipanir - eina sem gefur skipanirnar og aðrar sem gefa reglurnar. <text:tab/><text:tab/>(Tími: 2)</text:p>
      <text:p text:style-name="P5"><text:tab/>        <text:span text:style-name="T6">4. Láta forritið opna reglurnar sjálfkrafa ef notandi er í ruglinu</text:span></text:p>
      <text:p text:style-name="P4"><text:tab/><text:tab/>(Tími: 3)</text:p>
      <text:p text:style-name="P17"/>
      <text:p text:style-name="P16">Verkþættir: </text:p>
      <text:p text:style-name="P7"><text:span text:style-name="T2">Terminal-kapall án reglna</text:span><text:span text:style-name="T3">: </text:span></text:p>
      <text:p text:style-name="P15">1. Ákveða grunn-klasa og klasastrúktúr. Skrifa þá klasa (Tími: 2 4 4)</text:p>
      <text:p text:style-name="P15">2. Skrifa prototypes (tóm föll) fyrir öll mikilvæg föll og ákveða hvar þau eiga að vera og heita. Skrifa sem mest af for og eftir skilyrði  (Tími: 2 2 2)</text:p>
      <text:p text:style-name="P15">3. Skrifa þau föll sem þarf fyrir kapal án reglna. (Hafa samt föllin sem tékka á reglum með. Þau eiga að vera til sem prototypes)  (Tími: 7 4 6)</text:p>
      <text:p text:style-name="P15">4. Skrifa terminal-samskipti sem eru nauðsynleg (Tími: 5  3 4)</text:p>
      <text:p text:style-name="Text_20_body"/>
      <text:p text:style-name="P12"><text:span text:style-name="T2">Terminal-kapall með reglum</text:span><text:span text:style-name="T3">:</text:span></text:p>
      <text:p text:style-name="P13">    <text:span text:style-name="T6">1. Skrifa föllin sem tékka á reglum (Tími: 10 10 5)</text:span></text:p>
      <text:p text:style-name="P10">    <text:span text:style-name="T6">2. Gera unittest (Tími: 5 5 4)</text:span></text:p>
      <text:p text:style-name="P10">    <text:span text:style-name="T6">3. Skrifa terminal-samskipti (Tími: 8 3 3)</text:span></text:p>
      <text:p text:style-name="Text_20_body"/>
      <text:p text:style-name="P7"><text:span text:style-name="T2">Terminal-kapall með victory check</text:span><text:span text:style-name="T3">: </text:span></text:p>
      <text:p text:style-name="P15">1. Skrifa victory check fallið (Tími: 3 1 2)</text:p>
      <text:p text:style-name="P15">2. Skrifa loss-ceck fallið (Tími: 3 2)</text:p>
      <text:p text:style-name="P15">2. Gera Unittest (Tími: 5 5 1)</text:p>
      <text:p text:style-name="P15">3. Skrifa terminal - samskipti: Hamingjuóskir/Skammaryrði. Bjóða að spila aftur. (Tími: 4 1 2)</text:p>
      <text:p text:style-name="P5">    </text:p>
      <text:p text:style-name="P6"><text:span text:style-name="T4">    </text:span><text:span text:style-name="T2">Score</text:span><text:span text:style-name="T3">:</text:span></text:p>
      <text:p text:style-name="P5">        <text:span text:style-name="T6">1. Ákveða hvernig stigin eru talin. (Tími: 1 2 2)</text:span></text:p>
      <text:p text:style-name="P5">        <text:span text:style-name="T6">2. Skrifa texta um þær reglur fyrir “Hjálp”. (Tími: 1 1 1)</text:span></text:p>
      <text:p text:style-name="P5">        <text:span text:style-name="T6">3. Bæta við terminal-samskipti. (Tími: 2 1 2)</text:span></text:p>
      <text:p text:style-name="Text_20_body"/>
      <text:p text:style-name="P6"><text:span text:style-name="T4">    </text:span><text:span text:style-name="T2">Highscore</text:span><text:span text:style-name="T3">:</text:span></text:p>
      <text:p text:style-name="P5">        <text:span text:style-name="T6">1. Implementar hvernig forritið geymir listann, uppfærir og sýnir. (Tími: 4 4)</text:span></text:p>
      <text:p text:style-name="P15">2. Bæta við Terminal-samskipti. Skipun um að sjá listann og “notification” um ef maður kemst á hann ásamt beiðni um nafn. (Tími: 3 2 3)</text:p>
      <text:p text:style-name="Text_20_body"/>
      <text:p text:style-name="P6"><text:span text:style-name="T4">    </text:span><text:span text:style-name="T2">Timer</text:span><text:span text:style-name="T3">:</text:span></text:p>
      <text:p text:style-name="P5">        <text:span text:style-name="T6">1. Forrita tímatökuna. (Tími: 4 3 1)</text:span></text:p>
      <text:p text:style-name="P5">        <text:span text:style-name="T6">2. Sýna tímann í terminal-spilun (Tími: 3 3 1)</text:span></text:p>
      <text:p text:style-name="P5">        <text:span text:style-name="T6">3. Mögulega bæta við sem dálk í highscore listann? (Tími: 5 4 2)</text:span></text:p>
      <text:p text:style-name="Text_20_body"/>
      <text:p text:style-name="P6"><text:span text:style-name="T4">    </text:span><text:span text:style-name="T2">Hjálp</text:span><text:span text:style-name="T3">:</text:span></text:p>
      <text:p text:style-name="P5">        <text:span text:style-name="T6">1. Skrifa texta sem útskýrir helstu skipanir og reglur. (Tími: 2 2 2)</text:span></text:p>
      <text:p text:style-name="P5">        <text:span text:style-name="T6">2. Gera skýringarmyndir (fyrir GUI hjálpina, seinna) (Tími: 2 4 2)</text:span></text:p>
      <text:p text:style-name="P11">3. Gera terminal skipanir - eina sem gefur skipanirnar og aðrar sem gefa reglurnar. (Tími: 2 2 1)</text:p>
      <text:p text:style-name="P5">        <text:span text:style-name="T6">4. Láta forritið opna reglurnar sjálfkrafa ef notandi er í ruglinu</text:span></text:p>
      <text:p text:style-name="P3"><text:span text:style-name="T5">(Tími: 5 2 2)</text:span><text:span text:style-name="T1"> </text:span></text:p>
      <text:p text:style-name="P19"><text:span text:style-name="T1">Drög að verkáætlun: </text:span></text:p>
      <text:p text:style-name="P3"><text:span text:style-name="T1"><text:tab/>Áætlum 10 tíma á mann á viku. Velocity stuðull er sem stendur 0,6.</text:span></text:p>
      <text:p text:style-name="P3"><text:span text:style-name="T1"><text:tab/>Samtals: 30 tímar á viku</text:span></text:p>
      <text:p text:style-name="P3"><text:span text:style-name="T1"/></text:p>
      <text:p text:style-name="P3"><text:span text:style-name="T1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Vika:</text:p>
          </table:table-cell>
          <table:table-cell table:style-name="Table2.A1" office:value-type="string">
            <text:p text:style-name="P27">Verkþættir:</text:p>
          </table:table-cell>
          <table:table-cell table:style-name="Table2.C1" office:value-type="string">
            <text:p text:style-name="P27">Tími:</text:p>
          </table:table-cell>
        </table:table-row>
        <table:table-row>
          <table:table-cell table:style-name="Table2.A2" office:value-type="float" office:value="2">
            <text:p text:style-name="P27">2</text:p>
          </table:table-cell>
          <table:table-cell table:style-name="Table2.B2" office:value-type="string">
            <text:p text:style-name="P27">Terminal-kapall án reglna:</text:p>
            <text:p text:style-name="P27">Allir verkþættir (15)</text:p>
            <text:p text:style-name="P27">Terminal-Kapall með reglum:</text:p>
            <text:p text:style-name="P27">Allir Verkþættir (18)</text:p>
          </table:table-cell>
          <table:table-cell table:style-name="Table2.C2" office:value-type="float" office:value="33">
            <text:p text:style-name="P27">33</text:p>
          </table:table-cell>
        </table:table-row>
        <table:table-row>
          <table:table-cell table:style-name="Table2.A2" office:value-type="float" office:value="3">
            <text:p text:style-name="P27">3</text:p>
          </table:table-cell>
          <table:table-cell table:style-name="Table2.B2" office:value-type="string">
            <text:p text:style-name="P27">Terminal-kapall með victory check:</text:p>
            <text:p text:style-name="P27">Allir Verkþættir (8)</text:p>
            <text:p text:style-name="P27">GUI án reglna:</text:p>
            <text:p text:style-name="P27">Allir verkþættir (17)</text:p>
            <text:p text:style-name="P27">GUI með reglum og victory check:</text:p>
            <text:p text:style-name="P27">5 tímar af verkþáttum </text:p>
          </table:table-cell>
          <table:table-cell table:style-name="Table2.C2" office:value-type="float" office:value="30">
            <text:p text:style-name="P27">30</text:p>
          </table:table-cell>
        </table:table-row>
        <table:table-row>
          <table:table-cell table:style-name="Table2.A2" office:value-type="float" office:value="4">
            <text:p text:style-name="P27">4</text:p>
          </table:table-cell>
          <table:table-cell table:style-name="Table2.B2" office:value-type="string">
            <text:p text:style-name="P27">GUI með reglum og victory check: </text:p>
            <text:p text:style-name="P27">8 tímar af verkþáttum </text:p>
            <text:p text:style-name="P27">Score :</text:p>
            <text:p text:style-name="P27">Allir verkþættir (5)</text:p>
            <text:p text:style-name="P27">Highscore:</text:p>
            <text:p text:style-name="P27">Allir verkþættir (7)</text:p>
            <text:p text:style-name="P27">Timer:</text:p>
            <text:p text:style-name="P27">Allir verkþættir(9)</text:p>
            <text:p text:style-name="P27">Hjálp:</text:p>
            <text:p text:style-name="P27">Allir verkþættir (13)</text:p>
            <text:p text:style-name="P27">Aukatakkar :</text:p>
            <text:p text:style-name="P27">Allir verkþættir (10)</text:p>
            <text:p text:style-name="P27"/>
          </table:table-cell>
          <table:table-cell table:style-name="Table2.C2" office:value-type="float" office:value="52">
            <text:p text:style-name="P27">52</text:p>
          </table:table-cell>
        </table:table-row>
      </table:table>
      <text:p text:style-name="P3"><text:span text:style-name="T1"/></text:p>
      <text:p text:style-name="P3"><text:span text:style-name="T1">Reiknum með að þetta muni breytast eitthva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Össur Ingi Jónsson</meta:initial-creator>
    <meta:creation-date>2014-02-12T23:17:01</meta:creation-date>
    <dc:date>2014-03-12T18:02:38</dc:date>
    <dc:creator>Össur Ingi Jónsson</dc:creator>
    <meta:editing-duration>PT1H44S</meta:editing-duration>
    <meta:editing-cycles>6</meta:editing-cycles>
    <meta:generator>OpenOffice/4.0.0$Unix OpenOffice.org_project/400m3$Build-9702</meta:generator>
    <meta:document-statistic meta:table-count="2" meta:image-count="0" meta:object-count="0" meta:page-count="7" meta:paragraph-count="201" meta:word-count="1392" meta:character-count="8572"/>
  </office:meta>
</office:document-meta>
</file>